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lgun Gothic" fo:font-size="18pt" fo:font-weight="bold" officeooo:rsid="00032f3c" officeooo:paragraph-rsid="00032f3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Malgun Gothic" fo:font-size="18pt" fo:font-weight="bold" officeooo:rsid="00032f3c" officeooo:paragraph-rsid="00032f3c" fo:background-color="#15846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algun Gothic" fo:font-size="12pt" fo:font-weight="bold" officeooo:rsid="00032f3c" officeooo:paragraph-rsid="00032f3c" fo:background-color="#ffd7d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algun Gothic" fo:font-size="12pt" fo:font-weight="bold" officeooo:rsid="0003917a" officeooo:paragraph-rsid="0003917a" fo:background-color="#ffd7d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algun Gothic" fo:font-size="11pt" fo:font-weight="normal" officeooo:rsid="00032f3c" officeooo:paragraph-rsid="00032f3c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algun Gothic" fo:font-size="11pt" fo:font-weight="normal" officeooo:rsid="00032f3c" officeooo:paragraph-rsid="00048f22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algun Gothic" fo:font-size="11pt" fo:font-weight="normal" officeooo:rsid="0003917a" officeooo:paragraph-rsid="0003917a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algun Gothic" fo:font-size="11pt" fo:font-weight="normal" officeooo:rsid="0004c23b" officeooo:paragraph-rsid="0004c23b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algun Gothic" fo:font-size="11pt" fo:font-weight="normal" officeooo:rsid="0004e1ef" officeooo:paragraph-rsid="0004e1ef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algun Gothic" fo:font-size="11pt" fo:font-weight="normal" officeooo:rsid="0006745b" officeooo:paragraph-rsid="0006745b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Malgun Gothic" fo:font-size="11pt" fo:font-weight="normal" officeooo:rsid="0003917a" officeooo:paragraph-rsid="0003917a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Malgun Gothic" fo:font-size="11pt" fo:font-weight="normal" officeooo:rsid="00048f22" officeooo:paragraph-rsid="00048f22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Malgun Gothic" fo:font-size="12pt" fo:font-weight="bold" officeooo:rsid="00032f3c" officeooo:paragraph-rsid="00032f3c" fo:background-color="#ffd7d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Malgun Gothic" fo:font-size="12pt" fo:font-weight="bold" officeooo:rsid="00032f3c" officeooo:paragraph-rsid="00048f22" fo:background-color="#ffd7d7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officeooo:rsid="00048f22" style:font-style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officeooo:rsid="0004c23b" style:font-style-asian="normal" style:text-emphasize="none"/>
    </style:style>
    <style:style style:name="T4" style:family="text">
      <style:text-properties officeooo:rsid="0004e1ef"/>
    </style:style>
    <style:style style:name="T5" style:family="text">
      <style:text-properties officeooo:rsid="00067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u pour le portefolio</text:p>
      <text:p text:style-name="P2"/>
      <text:p text:style-name="P3">1. Gérer son patrimoine informatique</text:p>
      <text:p text:style-name="P3"/>
      <text:p text:style-name="P5">Stockage des données de l’entreprise via un NAS « Synology ».<text:line-break/>Hébergement des solutions applicatives via un prestataires ( Evoliatis ou OVH ).</text:p>
      <text:p text:style-name="P5">Stockage des données clients via des bases de données stockés chez un prestataire ( Evoliatis ou OVH ).</text:p>
      <text:p text:style-name="P5">Gestions des noms de domaines avec Gandi.</text:p>
      <text:p text:style-name="P5"/>
      <text:p text:style-name="P13"><text:span text:style-name="T1">2. Répondre aux incidents et aux demandes d’assistance et d’évolution</text:span></text:p>
      <text:p text:style-name="P5"/>
      <text:p text:style-name="P7">Tout ce fait en live ou par mail, aucun système ni application n’est mise en place pour répondre à ce problème.</text:p>
      <text:p text:style-name="P7"/>
      <text:p text:style-name="P4">3. Développer la précense en ligne de l’application</text:p>
      <text:p text:style-name="P4"/>
      <text:p text:style-name="P11">Participation à la réalistation du site vitrine de l’entreprise.</text:p>
      <text:p text:style-name="P11">Prise de conscience du besoin en référencement des sites webs.</text:p>
      <text:p text:style-name="P12">Découvert et initiation des méthodes de référencement SEO, ainsi qu’à la stratégie « Inbound marketing », visant à ce placer sur les recherches des clients, plutôt que de placer les gens sur nos attentes.</text:p>
      <text:p text:style-name="P12">Participation au projet « Saintememo » qui a été largment communiqué sur la ville.</text:p>
      <text:p text:style-name="P12"/>
      <text:p text:style-name="P14"><text:span text:style-name="T2">4</text:span><text:span text:style-name="T1">. </text:span><text:span text:style-name="T3">Travailler en mode projet</text:span></text:p>
      <text:p text:style-name="P6"/>
      <text:p text:style-name="P8">Réalisation autonome de site web, prise en compte de l’environnement de developpement, <text:span text:style-name="T4">des <text:s text:c="2"/>besoins nécessaires au bon fonctionnement de l’application.</text:span></text:p>
      <text:p text:style-name="P9">Phase de beta test effectuer par les client<text:span text:style-name="T5">s</text:span> en interne.</text:p>
      <text:p text:style-name="P10">Dé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67cm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6T16:55:21.836000000</dc:date>
    <meta:editing-duration>PT4M23S</meta:editing-duration>
    <meta:editing-cycles>1</meta:editing-cycles>
    <meta:document-statistic meta:table-count="0" meta:image-count="0" meta:object-count="0" meta:page-count="1" meta:paragraph-count="16" meta:word-count="199" meta:character-count="1230" meta:non-whitespace-character-count="1045"/>
    <meta:generator>LibreOffice/7.1.0.3$Windows_X86_64 LibreOffice_project/f6099ecf3d29644b5008cc8f48f42f4a40986e4c</meta:generator>
  </office:meta>
</office:document-meta>
</file>